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ceExceptionTranslationInterceptor.PersistenceExceptionTranslationInterceptor( PersistenceExceptionTranslator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ExceptionTranslationInterceptor.setPersistenceExceptionTranslator( PersistenceExceptionTranslator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Interceptor.setAlwaysTranslate( boolean alwaysTrans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ceExceptionTranslationInterceptor.PersistenceExceptionTransla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istenceExceptionTranslationIntercepto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ceExceptionTranslationInterceptor.invoke( MethodInvocation m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ersistenceExceptionTranslationInterceptor.setBeanFactory( BeanFactory 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istenceExceptionTranslationInterceptor.PersistenceExceptionTranslationInterceptor( 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ExceptionTranslationInterceptor.detectPersistenceExceptionTranslators( ListableBeanFactory 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